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rebuchet" svg:font-family="Trebuchet" style:font-family-generic="swiss"/>
  </office:font-face-decls>
  <office:automatic-styles>
    <style:style style:name="P1" style:family="paragraph" style:parent-style-name="Standard">
      <style:text-properties officeooo:rsid="000f1cb9" officeooo:paragraph-rsid="000f1cb9"/>
    </style:style>
    <style:style style:name="P2" style:family="paragraph" style:parent-style-name="Standard">
      <style:paragraph-properties fo:text-align="justify" style:justify-single-word="false" style:writing-mode="lr-tb">
        <style:tab-stops>
          <style:tab-stop style:position="0.1252in"/>
          <style:tab-stop style:position="3.25in" style:type="center"/>
          <style:tab-stop style:position="6.5in" style:type="right"/>
        </style:tab-stops>
      </style:paragraph-properties>
      <style:text-properties style:font-name="Trebuchet" fo:font-size="10pt" officeooo:rsid="000f1cb9" officeooo:paragraph-rsid="000f1cb9" style:font-size-asian="10pt" style:font-name-complex="Calibri" style:font-size-complex="10pt"/>
    </style:style>
    <style:style style:name="P3" style:family="paragraph" style:parent-style-name="Standard">
      <style:paragraph-properties fo:text-align="justify" style:justify-single-word="false" style:writing-mode="lr-tb">
        <style:tab-stops>
          <style:tab-stop style:position="0.1252in"/>
          <style:tab-stop style:position="3.25in" style:type="center"/>
          <style:tab-stop style:position="6.5in" style:type="right"/>
        </style:tab-stops>
      </style:paragraph-properties>
      <style:text-properties fo:color="#000000" loext:opacity="100%" style:font-name="Courier New" fo:font-size="26pt" officeooo:rsid="000f1cb9" officeooo:paragraph-rsid="000f1cb9" style:font-size-asian="26pt" style:font-name-complex="Calibri" style:font-size-complex="2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tion A</text:p>
      <text:p text:style-name="Standard">Write a function printArray to print the contents of an integer array with the string ", " between elements (but not after the last element). Your function should return nothing.</text:p>
      <text:p text:style-name="Standard">Write a reverse function that takes an integer array and its length as arguments. Your function should reverse the contents of the array, leaving the reversed values in the original array, and return nothing. </text:p>
      <text:p text:style-name="Standard"/>
      <text:p text:style-name="P1">Section B</text:p>
      <text:p text:style-name="P1">Assume the existence of two constants WIDTH and LENGTH. Write a function with the following signature: </text:p>
      <text:p text:style-name="P1">void transpose ( const int input [][ LENGTH ], int output [][ WIDTH ]) ;</text:p>
      <text:p text:style-name="P1">Your function should transpose the WIDTH × LENGTH matrix in input, placing the LENGTH × WIDTH transposed matrix into output.</text:p>
      <text:p text:style-name="P1"/>
      <text:p text:style-name="P1">Section C</text:p>
      <text:p text:style-name="P2">Write a piece of code that repeatedly asks the user “Who’s there?”, and allows them to enter a word. The code should repeat this until the user enters the word “Orange”, in which case the code should print out “Orange you glad you didn’t say Banana!” and exit. If at any time the user enters the word “Banana”, then the code should print out “Banana Who?!”, before going back to asking the user “Who’s there?”</text:p>
      <text:p text:style-name="P2"/>
      <text:p text:style-name="P2"/>
      <text:p text:style-name="P2"/>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rebuchet" svg:font-family="Trebuchet"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4T16:39:25.616413528</meta:creation-date>
    <dc:date>2025-01-27T09:16:35.220702740</dc:date>
    <meta:editing-duration>PT18H13M40S</meta:editing-duration>
    <meta:editing-cycles>1</meta:editing-cycles>
    <meta:document-statistic meta:table-count="0" meta:image-count="0" meta:object-count="0" meta:page-count="1" meta:paragraph-count="9" meta:word-count="196" meta:character-count="1122" meta:non-whitespace-character-count="933"/>
    <meta:generator>LibreOffice/7.3.7.2$Linux_X86_64 LibreOffice_project/30$Build-2</meta:generator>
  </office:meta>
</office:document-meta>
</file>